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3pt" fo:background-color="#ffe599" loext:char-shading-value="0" style:font-size-asian="13pt" style:font-size-complex="13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6unaome9zb0a"/>Calculadora web - 1</text:p>
      <text:p text:style-name="P1"/>
      <text:p text:style-name="Standard"><text:span text:style-name="T1">En este ejercicio se creará por etapas una calculadora con interfaz web.</text:span></text:p>
      <text:p text:style-name="P1"/>
      <text:p text:style-name="Standard"><text:span text:style-name="T1">La entrega del código se realizará mediante un repositorio público de GitHub en el que cada una de las fases del desarrollo deberá ser marcada con una etiqueta (tag).</text:span></text:p>
      <text:p text:style-name="P1"/>
      <text:p text:style-name="Standard"><text:span text:style-name="T1">Debe entregarse en un archivo zip y actualizando el repositorio en GitHub.</text:span></text:p>
      <text:p text:style-name="Standard"/>
      <text:p text:style-name="P1"/>
      <text:p text:style-name="Standard"><text:span text:style-name="T4">1. Funcionalidad básica: variables y bucles</text:span></text:p>
      <text:p text:style-name="P2"/>
      <text:p text:style-name="Standard"><text:span text:style-name="T5">Etiqueta: 1</text:span></text:p>
      <text:p text:style-name="P2"/>
      <text:p text:style-name="Standard"><text:span text:style-name="T1">La primera fase consiste en implementar la funcionalidad básica de la calculadora sin interfaz gráfica. Para ello se deberán solicitar los datos al usuario y mostrar los resultados mediante las funciones “prompt”, “confirm” y “alert”. El procedimiento es:</text:span></text:p>
      <text:p text:style-name="P1"/>
      <text:list xml:id="list2730385841" text:style-name="WWNum2">
        <text:list-item>
          <text:p text:style-name="P3"><text:span text:style-name="T1">Se da la bienvenida al usuario.</text:span></text:p>
        </text:list-item>
        <text:list-item>
          <text:p text:style-name="P3"><text:span text:style-name="T1">Se le pide la operación que quiere realizar (+, -, * ó /)</text:span></text:p>
        </text:list-item>
        <text:list-item>
          <text:p text:style-name="P3"><text:span text:style-name="T1">Se piden los 2 operadores a la vez, separados por espacio.</text:span></text:p>
        </text:list-item>
        <text:list-item>
          <text:p text:style-name="P3"><text:span text:style-name="T1">Se hace el cálculo.</text:span></text:p>
        </text:list-item>
        <text:list-item>
          <text:p text:style-name="P3"><text:span text:style-name="T1">Se muestra el resultado.</text:span></text:p>
        </text:list-item>
        <text:list-item>
          <text:p text:style-name="P3"><text:span text:style-name="T1">Se pregunta si se quiere realizar otra operación.</text:span></text:p>
        </text:list-item>
        <text:list-item>
          <text:p text:style-name="P3"><text:span text:style-name="T1">Se vuelve al punto 2.</text:span></text:p>
        </text:list-item>
      </text:list>
      <text:p text:style-name="P1"/>
      <text:p text:style-name="Standard"><text:span text:style-name="T1">Deberá comprobarse que los datos introducidos por el usuario son correctos; es decir, que la operación introducida es una de las permitidas y que los operandos son números; y en caso contrario se le informará y se le volverá a solicitar el dato.</text:span></text:p>
      <text:p text:style-name="P1"/>
      <text:p text:style-name="Standard"><text:soft-page-break/><text:span text:style-name="T3">NO se deben utilizar funciones.</text:span></text:p>
      <text:p text:style-name="Standard"><text:span text:style-name="T3">NO se debe documentar el código</text:span><text:span text:style-name="T1">.</text:span></text:p>
      <text:p text:style-name="P1"/>
      <text:p text:style-name="Standard"><text:span text:style-name="T1">Ejemplo de algunas comprobaciones en el punto 2:</text:span></text:p>
      <text:p text:style-name="P1"/>
      <text:section text:style-name="Sect1" text:name="TextSection">
        <text:list xml:id="list1893806971" text:style-name="WWNum1">
          <text:list-item>
            <text:p text:style-name="P4"><text:span text:style-name="T1">3<text:tab/>→ ERROR</text:span></text:p>
          </text:list-item>
          <text:list-item>
            <text:p text:style-name="P4"><text:span text:style-name="T1">+3<text:tab/>→ ERROR</text:span></text:p>
          </text:list-item>
          <text:list-item>
            <text:p text:style-name="P4"><text:span text:style-name="T1">-5<text:tab/>→ ERROR</text:span></text:p>
          </text:list-item>
          <text:list-item>
            <text:p text:style-name="P4"><text:span text:style-name="T1">*8<text:tab/>→ ERROR</text:span></text:p>
          </text:list-item>
          <text:list-item>
            <text:p text:style-name="P4"><text:span text:style-name="T1">/3<text:tab/>→ ERROR</text:span></text:p>
          </text:list-item>
          <text:list-item>
            <text:p text:style-name="P4"><text:span text:style-name="T1">“ +”<text:tab/>→ OK</text:span></text:p>
          </text:list-item>
          <text:list-item>
            <text:p text:style-name="P4"><text:span text:style-name="T1">“- <text:s/>“<text:tab/>→ OK</text:span></text:p>
          </text:list-item>
          <text:list-item>
            <text:p text:style-name="P4"><text:span text:style-name="T1">“ <text:s/>+ <text:s/>“<text:tab/>→ OK</text:span></text:p>
          </text:list-item>
          <text:list-item>
            <text:p text:style-name="P4"><text:span text:style-name="T1">“ +4”<text:tab/>→ ERROR</text:span></text:p>
          </text:list-item>
          <text:list-item>
            <text:p text:style-name="P4"><text:span text:style-name="T1">“ -6 “<text:tab/>→ ERROR</text:span></text:p>
          </text:list-item>
          <text:list-item>
            <text:p text:style-name="P4"><text:span text:style-name="T1">c<text:tab/>→ ERROR</text:span></text:p>
          </text:list-item>
        </text:list>
      </text:section>
      <text:section text:style-name="Sect2" text:name="Section1">
        <text:p text:style-name="P2"/>
        <text:p text:style-name="P2"/>
        <text:p text:style-name="P5"><text:span text:style-name="T1">Ejemplo de algunas comprobaciones del punto 3:</text:span></text:p>
        <text:p text:style-name="Standard"/>
        <text:list xml:id="list65810876265511" text:continue-numbering="true" text:style-name="WWNum1">
          <text:list-item>
            <text:p text:style-name="P4"><text:span text:style-name="T1">5 8<text:tab/><text:tab/>→ OK</text:span></text:p>
          </text:list-item>
          <text:list-item>
            <text:p text:style-name="P4"><text:span text:style-name="T1">“ 5 6 <text:s/>“<text:tab/>→ OK</text:span></text:p>
          </text:list-item>
          <text:list-item>
            <text:p text:style-name="P4"><text:span text:style-name="T1">“ 5 <text:s text:c="4"/>6 <text:s/>“<text:tab/>→ OK</text:span></text:p>
          </text:list-item>
          <text:list-item>
            <text:p text:style-name="P4"><text:span text:style-name="T1">5<text:tab/><text:tab/>→ ERROR</text:span></text:p>
          </text:list-item>
          <text:list-item>
            <text:p text:style-name="P4"><text:span text:style-name="T1">4e 3w<text:tab/><text:tab/>→ ERROR</text:span></text:p>
          </text:list-item>
          <text:list-item>
            <text:p text:style-name="P4"><text:span text:style-name="T1">e 5<text:tab/><text:tab/>→ ERROR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314" meta:character-count="1523" meta:non-whitespace-character-count="1256"/>
    <meta:generator>LibreOfficeDev/6.0.5.2$Linux_X86_64 LibreOffice_project/</meta:generator>
  </office:meta>
</office:document-meta>
</file>